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onospace"/>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variant="normal" fo:text-transform="none" fo:color="#273239" loext:opacity="100%" style:font-name="Consolas" fo:font-size="12pt" fo:letter-spacing="normal" fo:font-style="normal" fo:font-weight="normal" officeooo:rsid="0000c361" officeooo:paragraph-rsid="0000c361"/>
    </style:style>
    <style:style style:name="P2"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 fo:font-size="12pt" fo:letter-spacing="normal" fo:font-style="normal" fo:font-weight="normal"/>
    </style:style>
    <style:style style:name="P3"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fo:letter-spacing="normal"/>
    </style:style>
    <style:style style:name="P4"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fo:letter-spacing="normal" officeooo:paragraph-rsid="0000c361"/>
    </style:style>
    <style:style style:name="P5" style:family="paragraph" style:parent-style-name="Preformatted_20_Text">
      <style:paragraph-properties fo:margin-top="0cm" fo:margin-bottom="0.265cm" style:contextual-spacing="false" fo:text-align="start" style:justify-single-word="false" fo:orphans="2" fo:widows="2" fo:padding="0cm" fo:border="none"/>
    </style:style>
    <style:style style:name="P6" style:family="paragraph" style:parent-style-name="Standard">
      <style:text-properties officeooo:rsid="0000c361" officeooo:paragraph-rsid="0000c361"/>
    </style:style>
    <style:style style:name="P7" style:family="paragraph" style:parent-style-name="Standard">
      <style:text-properties style:text-underline-style="solid" style:text-underline-width="auto" style:text-underline-color="font-color" fo:font-weight="bold" officeooo:rsid="0000c361" officeooo:paragraph-rsid="0000c361" style:font-weight-asian="bold" style:font-weight-complex="bold"/>
    </style:style>
    <style:style style:name="P8" style:family="paragraph" style:parent-style-name="Standard">
      <style:text-properties officeooo:rsid="000164cf" officeooo:paragraph-rsid="000164cf"/>
    </style:style>
    <style:style style:name="P9" style:family="paragraph" style:parent-style-name="Text_20_body">
      <style:text-properties officeooo:rsid="0000c361" officeooo:paragraph-rsid="0000c361"/>
    </style:style>
    <style:style style:name="P10"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Liberation Serif" fo:font-size="12.75pt" fo:letter-spacing="normal" fo:font-style="normal" fo:font-weight="normal"/>
    </style:style>
    <style:style style:name="P1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Liberation Serif" fo:font-size="12.75pt" fo:letter-spacing="normal" fo:font-style="normal" fo:font-weight="normal" officeooo:rsid="00065556" officeooo:paragraph-rsid="00065556"/>
    </style:style>
    <style:style style:name="P12"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 fo:font-size="12pt" fo:letter-spacing="normal" fo:font-style="normal" fo:font-weight="normal" officeooo:paragraph-rsid="0000c361"/>
    </style:style>
    <style:style style:name="P13"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fo:letter-spacing="normal" officeooo:paragraph-rsid="000809f8"/>
    </style:style>
    <style:style style:name="T1" style:family="text">
      <style:text-properties style:font-name="Consolas" fo:font-size="12pt" fo:font-style="normal" fo:font-weight="normal"/>
    </style:style>
    <style:style style:name="T2" style:family="text">
      <style:text-properties style:font-name="Consolas" fo:font-size="12pt" fo:font-style="normal" fo:font-weight="normal" officeooo:rsid="0000c361"/>
    </style:style>
    <style:style style:name="T3" style:family="text">
      <style:text-properties style:font-name="Consolas" fo:font-size="12pt" fo:font-style="normal" fo:font-weight="normal" officeooo:rsid="0003ad9c"/>
    </style:style>
    <style:style style:name="T4" style:family="text">
      <style:text-properties style:font-name="Consolas" fo:font-size="12pt" fo:font-style="normal" fo:font-weight="normal" officeooo:rsid="0004796d"/>
    </style:style>
    <style:style style:name="T5" style:family="text">
      <style:text-properties style:font-name="Consolas" fo:font-size="12pt" fo:font-style="normal" fo:font-weight="normal" officeooo:rsid="000809f8"/>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variant="normal" fo:text-transform="none" fo:color="#273239" loext:opacity="100%" style:font-name="urw-din" fo:font-size="12.75pt" fo:letter-spacing="normal" fo:font-style="normal" fo:font-weight="normal"/>
    </style:style>
    <style:style style:name="T8" style:family="text">
      <style:text-properties fo:font-variant="normal" fo:text-transform="none" fo:color="#273239" loext:opacity="100%" style:font-name="urw-din" fo:font-size="12.75pt" fo:letter-spacing="normal" fo:font-style="normal" fo:font-weight="normal" loext:padding="0cm" loext:border="none"/>
    </style:style>
    <style:style style:name="T9" style:family="text">
      <style:text-properties fo:font-variant="normal" fo:text-transform="none" fo:color="#273239" loext:opacity="100%" style:font-name="Liberation Serif" fo:font-size="12.75pt" fo:letter-spacing="normal" fo:font-style="normal" style:text-underline-style="solid" style:text-underline-width="auto" style:text-underline-color="font-color" fo:font-weight="bold" loext:padding="0cm" loext:border="none"/>
    </style:style>
    <style:style style:name="T10" style:family="text">
      <style:text-properties fo:font-variant="normal" fo:text-transform="none" fo:color="#273239" loext:opacity="100%" style:font-name="Liberation Serif" fo:font-size="12.75pt" fo:letter-spacing="normal" fo:font-style="normal" fo:font-weight="normal"/>
    </style:style>
    <style:style style:name="T11" style:family="text">
      <style:text-properties fo:font-variant="normal" fo:text-transform="none" fo:color="#273239" loext:opacity="100%" fo:letter-spacing="normal"/>
    </style:style>
    <style:style style:name="T12" style:family="text">
      <style:text-properties officeooo:rsid="000164cf"/>
    </style:style>
    <style:style style:name="T13" style:family="text">
      <style:text-properties officeooo:rsid="00080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unt<text:span text:style-name="T12">ing</text:span> Sort:</text:p>
      <text:p text:style-name="P9"><text:a xlink:type="simple" xlink:href="http://en.wikipedia.org/wiki/Counting_sort" office:target-frame-name="_blank" xlink:show="new" text:style-name="Internet_20_link" text:visited-style-name="Visited_20_Internet_20_Link"><text:span text:style-name="T9">Counting sort</text:span></text:a><text:span text:style-name="T10"> is a sorting technique based on keys between a specific range. It works by counting the number of objects having distinct key values (kind of hashing). Then doing some arithmetic to calculate the position of each object in the output sequence.</text:span></text:p>
      <text:p text:style-name="P10">Let us understand it with the help of an example.</text:p>
      <text:p text:style-name="P11">Algorithm (Easy 4 steps)</text:p>
      <text:p text:style-name="P1">For simplicity, consider the data in the range 0 to 9. </text:p>
      <text:p text:style-name="P2">Input data: 1, 4, 1, 2, 7, 5, 2</text:p>
      <text:p text:style-name="P3"><text:s text:c="2"/><text:span text:style-name="T1">1) Take a count array to store the count of each unique object.</text:span></text:p>
      <text:p text:style-name="P3"><text:s text:c="2"/><text:span text:style-name="T1">Index: <text:s text:c="4"/>0 <text:s/>1 <text:s/>2 <text:s/>3 <text:s/>4 <text:s/>5 <text:s/>6 <text:s/>7 <text:s/>8 <text:s/>9</text:span></text:p>
      <text:p text:style-name="P3"><text:s text:c="2"/><text:span text:style-name="T1">Count: <text:s text:c="4"/>0 <text:s/>2 <text:s/>2 <text:s/>0 <text:s text:c="2"/>1 <text:s/>1 <text:s/>0 <text:s/>1 <text:s/>0 <text:s/>0</text:span></text:p>
      <text:p text:style-name="P5"/>
      <text:p text:style-name="P3"><text:s text:c="2"/><text:span text:style-name="T1">2) Modify the count array such that each element at each index </text:span></text:p>
      <text:p text:style-name="P3"><text:s text:c="2"/><text:span text:style-name="T1">stores the sum of previous counts. </text:span></text:p>
      <text:p text:style-name="P3"><text:s text:c="2"/><text:span text:style-name="T1">Index: <text:s text:c="4"/>0 <text:s/>1 <text:s/>2 <text:s/>3 <text:s/>4 <text:s/>5 <text:s/>6 <text:s/>7 <text:s/>8 <text:s/>9</text:span></text:p>
      <text:p text:style-name="P3"><text:s text:c="2"/><text:span text:style-name="T1">Count: <text:s text:c="4"/>0 <text:s/>2 <text:s/>4 <text:s/>4 <text:s/>5 <text:s/>6 <text:s/>6 <text:s/>7 <text:s/>7 <text:s/>7</text:span></text:p>
      <text:p text:style-name="P5"/>
      <text:p text:style-name="P2">The modified count array indicates the position of each object in </text:p>
      <text:p text:style-name="P2">the output sequence.</text:p>
      <text:p text:style-name="P5"/>
      <text:p text:style-name="P3"><text:s text:c="2"/><text:span text:style-name="T1">3) </text:span><text:span text:style-name="T3">Shift</text:span><text:span text:style-name="T1"> the array </text:span><text:span text:style-name="T4">rightwards once and make Count[0] = 0</text:span></text:p>
      <text:p text:style-name="P3"><text:s text:c="3"/><text:span text:style-name="T1">Index: <text:s text:c="4"/>0 1 2 3 4 5 6 7 8 9</text:span></text:p>
      <text:p text:style-name="P3"><text:s text:c="3"/><text:span text:style-name="T1">Count: <text:s text:c="4"/>0 0 2 4 4 5 6 6 7 7</text:span></text:p>
      <text:p text:style-name="P3"><text:s text:c="2"/></text:p>
      <text:p text:style-name="P13"><text:s text:c="2"/><text:span text:style-name="T1">4) </text:span><text:span text:style-name="T5">Traverse arr and place arr[i] in the result array at index equal to count value of arr[i] in the count array and increase the count of arr[i] by 1. </text:span><text:span text:style-name="T5">E.g. - P</text:span><text:span text:style-name="T1">rocess the input data: 1, 4, 1, 2, 7, 5, 2. </text:span></text:p>
      <text:p text:style-name="P13"><text:span text:style-name="T1">Position of 1 is 0. Put data 1 at index 0 in output. Increase count by 1 to place </text:span><text:s text:c="2"/><text:span text:style-name="T1">next data 1 at a</text:span><text:span text:style-name="T2">n</text:span><text:span text:style-name="T1"> index, 1 greater than </text:span><text:span text:style-name="T2">previous</text:span><text:span text:style-name="T1"> index </text:span><text:span text:style-name="T2">of 1</text:span><text:span text:style-name="T1">.</text:span></text:p>
      <text:p text:style-name="P12"><text:s/>1, <text:tab/>4, <text:tab/>1, <text:tab/>2, <text:tab/>7, <text:tab/>5, <text:tab/>2</text:p>
      <text:p text:style-name="P4"><text:span text:style-name="T1"><text:s/></text:span><text:span text:style-name="T2">0, <text:tab/>4, 0+1, <text:tab/>2, <text:tab/>6, <text:tab/>5, <text:tab/>2+1<text:tab/></text:span></text:p>
      <text:p text:style-name="P6"><text:s text:c="2"/>Hence, </text:p>
      <text:p text:style-name="P6">Index<text:tab/><text:tab/>0<text:tab/>1<text:tab/>2<text:tab/>3<text:tab/>4<text:tab/>5<text:tab/>6</text:p>
      <text:p text:style-name="P6">arr[i]<text:tab/><text:tab/>1 <text:tab/>1<text:tab/>4<text:tab/>2<text:tab/>7<text:tab/>5<text:tab/>2 <text:s/><text:tab/>gets sorted as </text:p>
      <text:p text:style-name="P6">Sorted arr[i]<text:tab/>1<text:tab/>1<text:tab/>2<text:tab/>2<text:tab/>4<text:tab/>5<text:tab/>6</text:p>
      <text:p text:style-name="P6"><text:span text:style-name="Strong_20_Emphasis"><text:span text:style-name="T8">Time Complexity:</text:span></text:span><text:span text:style-name="T11"> </text:span><text:span text:style-name="T7">O(n+k) where n is the number of elements in input array and k is the range of input. </text:span><text:line-break/><text:span text:style-name="Strong_20_Emphasis"><text:span text:style-name="T8">Auxiliary Space:</text:span></text:span><text:span text:style-name="T11"> </text:span><text:span text:style-name="T7">O(n+k)</text:span> </text:p>
      <text:p text:style-name="P8">So, if k &gt;&gt; n it is best not to use count sort.</text:p>
      <text:p text:style-name="P8"/>
      <text:p text:style-name="P8"/>
      <text:p text:style-name="P8"><text:soft-page-break/>The problem with the previous counting sort was that we could not sort the elements if we have negative numbers in it. Because there are no negative array indices. So what we do is, we find the minimum element and we will store count of that minimum element at zero index.</text:p>
      <text:p text:style-name="P8"/>
      <text:p text:style-name="P8"/>
      <text:p text:style-name="P8"><text:span text:style-name="T6">Points to be noted:</text:span> </text:p>
      <text:p text:style-name="P8">1. Counting sort is efficient if the range of input data is not significantly greater than the number of objects to be sorted. Consider the situation where the input sequence is between range 1 to 10K and the data is 10, 5, 10K, 5K. </text:p>
      <text:p text:style-name="P8">2. It is not a comparison based sorting. It running time complexity is O(n) with space proportional to the range of data. </text:p>
      <text:p text:style-name="P8">3. It is often used as a sub-routine to another sorting algorithm like radix sort. </text:p>
      <text:p text:style-name="P8">4. Counting sort uses a partial hashing to count the occurrence of the data object in O(1). </text:p>
      <text:p text:style-name="P8">5. Counting sort can be extended to work for negative inputs als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onospace"/>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1T15:53:51.748000000</meta:creation-date>
    <dc:date>2022-02-18T01:57:44.374000000</dc:date>
    <meta:editing-duration>PT4H58M39S</meta:editing-duration>
    <meta:editing-cycles>6</meta:editing-cycles>
    <meta:generator>LibreOffice/7.1.8.1$Windows_X86_64 LibreOffice_project/e1f30c802c3269a1d052614453f260e49458c82c</meta:generator>
    <meta:document-statistic meta:table-count="0" meta:image-count="0" meta:object-count="0" meta:page-count="2" meta:paragraph-count="36" meta:word-count="520" meta:character-count="2537" meta:non-whitespace-character-count="1928"/>
  </office:meta>
</office:document-meta>
</file>